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99.05pt"/>
    </style:style>
    <style:style style:name="co3" style:family="table-column">
      <style:table-column-properties fo:break-before="auto" style:column-width="154.35pt"/>
    </style:style>
    <style:style style:name="co4" style:family="table-column">
      <style:table-column-properties fo:break-before="auto" style:column-width="64.01pt"/>
    </style:style>
    <style:style style:name="ro6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73.11pt" fo:break-before="auto" style:use-optimal-row-height="true"/>
    </style:style>
    <style:style style:name="ro4" style:family="table-row">
      <style:table-row-properties style:row-height="49.2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3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3"/>
        <table:table-row table:style-name="ro2"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quirements (optional details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ge Maps</text:p>
          </table:table-cell>
          <table:table-cell office:value-type="string" calcext:value-type="string">
            <text:p>Store map data in large doubly connected grid of Blocks.</text:p>
            <text:p>Only update Blocks in update list.</text:p>
            <text:p>These Blocks will later determine which Blocks are loaded into view next and will remove themselves.</text:p>
          </table:table-cell>
          <table:table-cell table:style-name="ce2" office:value-type="string" calcext:value-type="string">
            <text:p>Map holds screen offset and loaded size informatio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Blocks have Objects</text:p>
          </table:table-cell>
          <table:table-cell office:value-type="string" calcext:value-type="string">
            <text:p>Each Block can contain Objects which can perform actions related to the game, such as act as doors or interactables or simply walls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bjects have Sprites</text:p>
          </table:table-cell>
          <table:table-cell office:value-type="string" calcext:value-type="string">
            <text:p>To allow for various animations and interactions, objects may contain vaious sprites in a list and any other data structures they need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bjects can interact locally and globally</text:p>
          </table:table-cell>
          <table:table-cell office:value-type="string" calcext:value-type="string">
            <text:p>All Objects have access to their parent Block and therefore the Map.</text:p>
          </table:table-cell>
          <table:table-cell office:value-type="string" calcext:value-type="string">
            <text:p>Map contains list of entities and all other loaded interactable. </text:p>
            <text:p>Map does not OWN this list though.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7">
          <table:table-cell office:value-type="string" calcext:value-type="string">
            <text:p>Maps can be loaded via file</text:p>
          </table:table-cell>
          <table:table-cell office:value-type="string" calcext:value-type="string">
            <text:p>Files use names to refer to objects and sprites,</text:p>
          </table:table-cell>
          <table:table-cell office:value-type="string" calcext:value-type="string">
            <text:p><text:s/>can contain custom sprites and objects to be loaded using a dll that it specifies. 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ustom objects and sprites</text:p>
          </table:table-cell>
          <table:table-cell office:value-type="string" calcext:value-type="string">
            <text:p>custom objects and sprites can be writen into a dll that contains a factory that will give you any object/sprite that you need from that dll based on name or index.</text:p>
          </table:table-cell>
          <table:table-cell office:value-type="string" calcext:value-type="string">
            <text:p>Optionally, ask for "next" object.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7">
          <table:table-cell office:value-type="string" calcext:value-type="string">
            <text:p>creation of sprites in DLL TODO</text:p>
          </table:table-cell>
          <table:table-cell office:value-type="string" calcext:value-type="string">
            <text:p>Restructure way that Sprite system works so that data is shared between DLL and engine</text:p>
          </table:table-cell>
          <table:table-cell office:value-type="string" calcext:value-type="string">
            <text:p>Remove all static aspects of sprite</text:p>
          </table:table-cell>
          <table:table-cell table:number-columns-repeated="1021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01:32:18.8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21:42:45.474000000</meta:creation-date>
    <meta:editing-duration>P4DT22H37M18S</meta:editing-duration>
    <meta:editing-cycles>14</meta:editing-cycles>
    <meta:generator>LibreOffice/4.4.2.2$Windows_x86 LibreOffice_project/c4c7d32d0d49397cad38d62472b0bc8acff48dd6</meta:generator>
    <dc:date>2015-11-16T01:34:55.357000000</dc:date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